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a63c"/>
    </style:style>
    <style:style style:name="P2" style:family="paragraph" style:parent-style-name="Standard">
      <style:text-properties officeooo:rsid="001fc1e6" officeooo:paragraph-rsid="001fc1e6"/>
    </style:style>
    <style:style style:name="P3" style:family="paragraph" style:parent-style-name="Standard">
      <style:text-properties officeooo:paragraph-rsid="001fc1e6"/>
    </style:style>
    <style:style style:name="P4" style:family="paragraph" style:parent-style-name="Standard">
      <style:text-properties officeooo:paragraph-rsid="00216b0f"/>
    </style:style>
    <style:style style:name="P5" style:family="paragraph" style:parent-style-name="Standard">
      <style:text-properties officeooo:rsid="00225ac7" officeooo:paragraph-rsid="00225ac7"/>
    </style:style>
    <style:style style:name="P6" style:family="paragraph" style:parent-style-name="Standard">
      <style:text-properties officeooo:rsid="001fc1e6" officeooo:paragraph-rsid="001fc1e6"/>
    </style:style>
    <style:style style:name="P7" style:family="paragraph" style:parent-style-name="Standard">
      <style:text-properties officeooo:rsid="00216b0f" officeooo:paragraph-rsid="00216b0f"/>
    </style:style>
    <style:style style:name="P8" style:family="paragraph" style:parent-style-name="Standard">
      <style:text-properties officeooo:rsid="00216b0f" officeooo:paragraph-rsid="00244d2c"/>
    </style:style>
    <style:style style:name="P9" style:family="paragraph" style:parent-style-name="Standard">
      <style:text-properties officeooo:rsid="00225ac7" officeooo:paragraph-rsid="00225ac7"/>
    </style:style>
    <style:style style:name="P10" style:family="paragraph" style:parent-style-name="Standard">
      <style:text-properties officeooo:rsid="00225ac7" officeooo:paragraph-rsid="0026e86e"/>
    </style:style>
    <style:style style:name="P11" style:family="paragraph" style:parent-style-name="Standard">
      <style:text-properties officeooo:rsid="00225ac7" officeooo:paragraph-rsid="00286d10"/>
    </style:style>
    <style:style style:name="P12" style:family="paragraph" style:parent-style-name="Standard">
      <style:text-properties officeooo:rsid="00225ac7" officeooo:paragraph-rsid="00398e6a"/>
    </style:style>
    <style:style style:name="P13" style:family="paragraph" style:parent-style-name="Standard">
      <style:text-properties officeooo:paragraph-rsid="00261a20"/>
    </style:style>
    <style:style style:name="P14" style:family="paragraph" style:parent-style-name="Standard">
      <style:text-properties officeooo:paragraph-rsid="00225ac7"/>
    </style:style>
    <style:style style:name="P15" style:family="paragraph" style:parent-style-name="Standard">
      <style:text-properties officeooo:paragraph-rsid="0026e86e"/>
    </style:style>
    <style:style style:name="P16" style:family="paragraph" style:parent-style-name="Standard">
      <style:text-properties officeooo:rsid="0026e86e" officeooo:paragraph-rsid="0026e86e"/>
    </style:style>
    <style:style style:name="P17" style:family="paragraph" style:parent-style-name="Standard">
      <style:text-properties officeooo:paragraph-rsid="00276ddc"/>
    </style:style>
    <style:style style:name="P18" style:family="paragraph" style:parent-style-name="Standard">
      <style:text-properties officeooo:rsid="002b363e" officeooo:paragraph-rsid="002b363e"/>
    </style:style>
    <style:style style:name="P19" style:family="paragraph" style:parent-style-name="Standard">
      <style:text-properties officeooo:paragraph-rsid="002b363e"/>
    </style:style>
    <style:style style:name="P20" style:family="paragraph" style:parent-style-name="Standard">
      <style:text-properties officeooo:paragraph-rsid="002ca497"/>
    </style:style>
    <style:style style:name="P21" style:family="paragraph" style:parent-style-name="Standard">
      <style:text-properties officeooo:rsid="002e82f2" officeooo:paragraph-rsid="002e82f2"/>
    </style:style>
    <style:style style:name="P22" style:family="paragraph" style:parent-style-name="Standard">
      <style:text-properties officeooo:paragraph-rsid="002e82f2"/>
    </style:style>
    <style:style style:name="P23" style:family="paragraph" style:parent-style-name="Standard">
      <style:text-properties officeooo:rsid="002ef415" officeooo:paragraph-rsid="002ef415"/>
    </style:style>
    <style:style style:name="P24" style:family="paragraph" style:parent-style-name="Standard">
      <style:text-properties officeooo:paragraph-rsid="0031571f"/>
    </style:style>
    <style:style style:name="P25" style:family="paragraph" style:parent-style-name="Standard">
      <style:text-properties officeooo:rsid="0031571f" officeooo:paragraph-rsid="0031571f"/>
    </style:style>
    <style:style style:name="P26" style:family="paragraph" style:parent-style-name="Standard">
      <style:text-properties officeooo:paragraph-rsid="0034fe6b"/>
    </style:style>
    <style:style style:name="P27" style:family="paragraph" style:parent-style-name="Standard">
      <style:text-properties officeooo:paragraph-rsid="00398e6a"/>
    </style:style>
    <style:style style:name="P28" style:family="paragraph" style:parent-style-name="Standard">
      <style:text-properties officeooo:rsid="003a2759" officeooo:paragraph-rsid="003a2759"/>
    </style:style>
    <style:style style:name="P29" style:family="paragraph" style:parent-style-name="Standard">
      <style:text-properties officeooo:rsid="003aaa43" officeooo:paragraph-rsid="003aaa43"/>
    </style:style>
    <style:style style:name="P30" style:family="paragraph" style:parent-style-name="Standard">
      <style:text-properties officeooo:rsid="003aaa43" officeooo:paragraph-rsid="003be0ee"/>
    </style:style>
    <style:style style:name="T1" style:family="text">
      <style:text-properties officeooo:rsid="001fc1e6"/>
    </style:style>
    <style:style style:name="T2" style:family="text">
      <style:text-properties officeooo:rsid="00225ac7"/>
    </style:style>
    <style:style style:name="T3" style:family="text">
      <style:text-properties officeooo:rsid="00216b0f"/>
    </style:style>
    <style:style style:name="T4" style:family="text">
      <style:text-properties officeooo:rsid="0026e86e"/>
    </style:style>
    <style:style style:name="T5" style:family="text">
      <style:text-properties officeooo:rsid="00286d10"/>
    </style:style>
    <style:style style:name="T6" style:family="text">
      <style:text-properties officeooo:rsid="002a0882"/>
    </style:style>
    <style:style style:name="T7" style:family="text">
      <style:text-properties officeooo:rsid="002a7d11"/>
    </style:style>
    <style:style style:name="T8" style:family="text">
      <style:text-properties officeooo:rsid="002b363e"/>
    </style:style>
    <style:style style:name="T9" style:family="text">
      <style:text-properties officeooo:rsid="002e82f2"/>
    </style:style>
    <style:style style:name="T10" style:family="text">
      <style:text-properties officeooo:rsid="00308939"/>
    </style:style>
    <style:style style:name="T11" style:family="text">
      <style:text-properties officeooo:rsid="0034fe6b"/>
    </style:style>
    <style:style style:name="T12" style:family="text">
      <style:text-properties officeooo:rsid="00369c6f"/>
    </style:style>
    <style:style style:name="T13" style:family="text">
      <style:text-properties officeooo:rsid="0037e73b"/>
    </style:style>
    <style:style style:name="T14" style:family="text">
      <style:text-properties officeooo:rsid="00398e6a"/>
    </style:style>
    <style:style style:name="T15" style:family="text">
      <style:text-properties officeooo:rsid="003aaa43"/>
    </style:style>
    <style:style style:name="T16" style:family="text">
      <style:text-properties officeooo:rsid="003db9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1. Which of them might be used as a benchmark?</text:p>
      <text:p text:style-name="P21"/>
      <text:p text:style-name="P22"><text:span text:style-name="T9">I. Kernels</text:span></text:p>
      <text:p text:style-name="P21">II. Toy programs</text:p>
      <text:p text:style-name="P21">III. Synthetic benchmarks</text:p>
      <text:p text:style-name="P21"/>
      <text:p text:style-name="P21">a) I, III</text:p>
      <text:p text:style-name="P21">b) II, III</text:p>
      <text:p text:style-name="P21">c) I, II, III</text:p>
      <text:p text:style-name="P21">d) III</text:p>
      <text:p text:style-name="P21"/>
      <text:p text:style-name="P24"><text:span text:style-name="T8">2. Choose the right formula for the cost of integrated circuit:</text:span></text:p>
      <text:p text:style-name="P23"/>
      <text:p text:style-name="P25">a) <text:span text:style-name="T1">Cost of integrated circuit = (Cost of die + Cost of testing die) / Final </text:span>test <text:span text:style-name="T1">yield</text:span></text:p>
      <text:p text:style-name="P24"><text:span text:style-name="T1">b) Cost of integrated circuit = (Cost of die + Cost of testing die + Cost of final tests and packaging) / Final test yield</text:span></text:p>
      <text:p text:style-name="P24"><text:span text:style-name="T1">c) Cost of integrated circuit = (Cost of die + Cost of final tests and packaging) / Final test yield</text:span></text:p>
      <text:p text:style-name="P21"/>
      <text:p text:style-name="P28">3. <text:span text:style-name="T15">Choose the right formulas for CPU time:</text:span></text:p>
      <text:p text:style-name="P28"/>
      <text:p text:style-name="P29">I. CPU Time = Instruction Count * Cycles per instruction * Clock cycle time</text:p>
      <text:p text:style-name="P30">II. CPU Time = Instruction Count * Cycles per instruction / Clock cycle rate</text:p>
      <text:p text:style-name="P30">III. CPU Time = Instruction Count * Cycles per instruction * Clock cycle rate</text:p>
      <text:p text:style-name="P29"/>
      <text:p text:style-name="P29">a) I, II</text:p>
      <text:p text:style-name="P29">b) I</text:p>
      <text:p text:style-name="P29">c) II</text:p>
      <text:p text:style-name="P29">d) I, III</text:p>
      <text:p text:style-name="P1"/>
      <text:p text:style-name="P2">4. How many Instruction Set formats do exist in MIPS?</text:p>
      <text:p text:style-name="P3"/>
      <text:p text:style-name="P2">a) 1</text:p>
      <text:p text:style-name="P2">b) 2</text:p>
      <text:p text:style-name="P2">c) 3</text:p>
      <text:p text:style-name="P2">d) 4</text:p>
      <text:p text:style-name="P2"/>
      <text:p text:style-name="P7">5. Which of them is the instruction describing Register Addressing Mode?</text:p>
      <text:p text:style-name="P4"/>
      <text:p text:style-name="P14"><text:span text:style-name="T2">a) lw $v0, 2</text:span></text:p>
      <text:p text:style-name="P5">b) add $t3, $t1, $t2</text:p>
      <text:p text:style-name="P11">c) mov $t3, <text:span text:style-name="T5">($t4)</text:span></text:p>
      <text:p text:style-name="P5"/>
      <text:p text:style-name="P8">6. Which of them is the instruction describing Immediate Addressing Mode?</text:p>
      <text:p text:style-name="P8"/>
      <text:p text:style-name="P15"><text:span text:style-name="T2">a) lw $v0, 2</text:span></text:p>
      <text:p text:style-name="P10">b) add $t3, $t1, $t2</text:p>
      <text:p text:style-name="P10">c) mov $t3, <text:span text:style-name="T5">($t4)</text:span></text:p>
      <text:p text:style-name="P8"/>
      <text:p text:style-name="P17"><text:span text:style-name="T3">7. Which of them is the instruction describing Addressing Mode with a Displacement?</text:span></text:p>
      <text:p text:style-name="P13"/>
      <text:p text:style-name="P27"><text:span text:style-name="T2">a) lw $v0, 2</text:span></text:p>
      <text:p text:style-name="P12">b) add $t3, $t1, $t2</text:p>
      <text:p text:style-name="P12"><text:soft-page-break/>c) mov $t3, <text:span text:style-name="T14">16($t4)</text:span></text:p>
      <text:p text:style-name="P13"/>
      <text:p text:style-name="P13"/>
      <text:p text:style-name="P18">8. Choose the right formula for the cost of die:</text:p>
      <text:p text:style-name="P18"/>
      <text:p text:style-name="P19"><text:span text:style-name="T6">a) Cost of die = Cost of wafer / (Die per wafer * Die yield)</text:span></text:p>
      <text:p text:style-name="P19"><text:span text:style-name="T6">b) Cost of die = (Cost of wafer * Die yield) / Die per wafer</text:span></text:p>
      <text:p text:style-name="P19"><text:span text:style-name="T6">c) Cost of die = (Cost of wafer * Die per wafer) / Die yield</text:span></text:p>
      <text:p text:style-name="P19"/>
      <text:p text:style-name="P19"><text:span text:style-name="T8">9. Choose the right formula for the number of die per yield:</text:span></text:p>
      <text:p text:style-name="P18"/>
      <text:p text:style-name="P20"><text:span text:style-name="T6">a) Die per wafer = Wafer area / Die area = [Pi * ((Wafer Radius^2) / 4)] / Die Area - [(Pi * Wafer Diameter) / sqrt(2* Die Area)]</text:span></text:p>
      <text:p text:style-name="P19"><text:span text:style-name="T6">b) Die per wafer = Wafer area / Die area = [Pi * ((Wafer Diameter^2) / 4)] / Die Area</text:span></text:p>
      <text:p text:style-name="P20"><text:span text:style-name="T6">c) Die per wafer = Wafer area / Die area = [Pi * ((Wafer Diameter^2) / 4)] / Die Area - [(Pi * Wafer Diameter) / sqrt(2* Die Area)]</text:span></text:p>
      <text:p text:style-name="P20"/>
      <text:p text:style-name="P26"><text:span text:style-name="T11">10. If the slowest part of program executes in 52 seconds, in how many seconds the whole program might not be executed?</text:span></text:p>
      <text:p text:style-name="P13"/>
      <text:p text:style-name="P26"><text:span text:style-name="T11">a) 75 seconds</text:span></text:p>
      <text:p text:style-name="P26"><text:span text:style-name="T11">b) 42 seconds</text:span></text:p>
      <text:p text:style-name="P26"><text:span text:style-name="T11">c) 62 seconds</text:span></text:p>
      <text:p text:style-name="P26"><text:span text:style-name="T11">d) 59 seconds</text:span></text:p>
      <text:p text:style-name="P13"/>
      <text:p text:style-name="P16">Answers:</text:p>
      <text:p text:style-name="P16"/>
      <text:p text:style-name="P16">1. <text:span text:style-name="T10">c</text:span></text:p>
      <text:p text:style-name="P16">2. <text:span text:style-name="T13">b</text:span></text:p>
      <text:p text:style-name="P16">3. <text:span text:style-name="T16">a</text:span></text:p>
      <text:p text:style-name="P16">4. <text:span text:style-name="T7">c</text:span></text:p>
      <text:p text:style-name="P16">5. <text:span text:style-name="T6">b</text:span></text:p>
      <text:p text:style-name="P16">6. <text:span text:style-name="T6">a</text:span></text:p>
      <text:p text:style-name="P16">7. <text:span text:style-name="T14">c</text:span></text:p>
      <text:p text:style-name="P16">8. <text:span text:style-name="T8">a</text:span></text:p>
      <text:p text:style-name="P15"><text:span text:style-name="T4">9. c</text:span></text:p>
      <text:p text:style-name="P16">10. <text:span text:style-name="T12">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2T20:30:36.684000000</meta:creation-date>
    <dc:date>2019-09-23T00:36:59.788000000</dc:date>
    <meta:editing-duration>PT2H17M44S</meta:editing-duration>
    <meta:editing-cycles>26</meta:editing-cycles>
    <meta:generator>LibreOffice/6.3.1.2$Windows_x86 LibreOffice_project/b79626edf0065ac373bd1df5c28bd630b4424273</meta:generator>
    <meta:document-statistic meta:table-count="0" meta:image-count="0" meta:object-count="0" meta:page-count="2" meta:paragraph-count="61" meta:word-count="456" meta:character-count="2101" meta:non-whitespace-character-count="1706"/>
  </office:meta>
</office:document-meta>
</file>